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paragraph-properties fo:margin-left="0.9846in" fo:margin-right="0in" fo:margin-top="0in" fo:margin-bottom="0in" fo:text-indent="-0.25in" style:auto-text-indent="false"/>
      <style:text-properties fo:font-size="9pt" style:font-size-asian="9pt" style:font-size-complex="9pt"/>
    </style:style>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7">
      <style:paragraph-properties fo:margin-top="0in" fo:margin-bottom="0in"/>
      <style:text-properties fo:font-size="9pt" style:font-size-asian="9pt" style:font-size-complex="9pt"/>
    </style:style>
    <style:style style:name="P24" style:family="paragraph" style:parent-style-name="Standard">
      <style:text-properties style:font-name="Courier New" fo:font-size="10pt" style:font-size-asian="10pt" style:font-size-complex="10pt"/>
    </style:style>
    <style:style style:name="P25" style:family="paragraph" style:parent-style-name="Standard">
      <style:text-properties style:font-name="Courier New" fo:font-size="10pt" fo:font-style="normal" style:font-size-asian="10pt" style:font-style-asian="normal" style:font-size-complex="10pt" style:font-style-complex="normal"/>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text-properties fo:font-weight="bold" style:font-weight-asian="bold" style:font-weight-complex="bold"/>
    </style:style>
    <style:style style:name="P28" style:family="paragraph" style:parent-style-name="Heading_20_3">
      <style:text-properties fo:font-weight="normal" style:font-weight-asian="normal" style:font-weight-complex="normal"/>
    </style:style>
    <style:style style:name="P29"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Arial"/>
    </style:style>
    <style:style style:name="T10" style:family="text">
      <style:text-properties style:font-name="Times New Roman" fo:font-size="12pt" style:font-size-asian="12pt" style:font-size-complex="12pt"/>
    </style:style>
    <style:style style:name="T11" style:family="text">
      <style:text-properties style:font-style-asian="italic"/>
    </style:style>
    <style:style style:name="T12" style:family="text">
      <style:text-properties style:font-style-complex="itali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2219279" text:style-name="L7">
        <text:list-item>
          <text:p text:style-name="P23">0.1.0 Robert Field <text:s text:c="2"/>7/23/2009</text:p>
          <text:list>
            <text:list-item>
              <text:p text:style-name="P23">Initial proposal</text:p>
            </text:list-item>
          </text:list>
        </text:list-item>
        <text:list-item>
          <text:p text:style-name="P23">0.2.0 Robert Field <text:s text:c="2"/>8/29/2009</text:p>
          <text:list>
            <text:list-item>
              <text:p text:style-name="P23">Overhaul to use an invalidation model proposed by Brian Goetz and Jim Laskey</text:p>
            </text:list-item>
          </text:list>
        </text:list-item>
        <text:list-item>
          <text:p text:style-name="P23">0.2.1 Robert Field <text:s text:c="2"/>9/2/2009</text:p>
        </text:list-item>
        <text:list-item>
          <text:p text:style-name="P23">0.2.2 Robert Field <text:s text:c="2"/>9/8/2009</text:p>
          <text:list>
            <text:list-item>
              <text:p text:style-name="P23">Based on discussion with Jim Laskey, consistent with lazy evaluation, switch bind initialization to lazy </text:p>
            </text:list-item>
          </text:list>
        </text:list-item>
        <text:list-item>
          <text:p text:style-name="P23">0.2.3 Robert Field <text:s text:c="2"/>9/19/2009</text:p>
          <text:list>
            <text:list-item>
              <text:p text:style-name="P23">Various fixes and improvements</text:p>
            </text:list-item>
          </text:list>
        </text:list-item>
        <text:list-item>
          <text:p text:style-name="P23">0.2.4 Robert Field <text:s text:c="2"/>9/23/2009</text:p>
          <text:list>
            <text:list-item>
              <text:p text:style-name="P23">Script-level member handling</text:p>
            </text:list-item>
          </text:list>
        </text:list-item>
        <text:list-item>
          <text:p text:style-name="P23">0.3.0 Robert Field <text:s text:c="2"/>10/1/2009</text:p>
          <text:list>
            <text:list-item>
              <text:p text:style-name="P23">Fold in lazy virtual bound sequences proposal</text:p>
            </text:list-item>
          </text:list>
        </text:list-item>
        <text:list-item>
          <text:p text:style-name="P23">0.3.1 Robert Field <text:s text:c="2"/>10/2/2009</text:p>
          <text:list>
            <text:list-item>
              <text:p text:style-name="P23">Incorporate sequence API changes and bound-for caching idea from Per Bothner</text:p>
            </text:list-item>
          </text:list>
        </text:list-item>
        <text:list-item>
          <text:p text:style-name="P23">0.3.2 Maurizio Cimadamore <text:s text:c="2"/>10/12/2009</text:p>
          <text:list>
            <text:list-item>
              <text:p text:style-name="P23">Included 2-phase invalidation protocol and updated bidi-bind description</text:p>
            </text:list-item>
          </text:list>
        </text:list-item>
        <text:list-item>
          <text:p text:style-name="P23">0.3.3 Robert Field <text:s/>10/15/2009</text:p>
          <text:list>
            <text:list-item>
              <text:p text:style-name="P23">Update on-replace handling: get call moved out of if, first phase valid flag set before trigger phase invalidate</text:p>
            </text:list-item>
          </text:list>
        </text:list-item>
        <text:list-item>
          <text:p text:style-name="P23">0.3.4 Robert Field <text:s/>10/16/2009</text:p>
          <text:list>
            <text:list-item>
              <text:p text:style-name="P23">Based on discussions with Jim Laskey, <text:s/>handle the initial firing of on-replace, even for the default value. Also, centralize generated examples. <text:s/>Add motivation for design.</text:p>
            </text:list-item>
          </text:list>
        </text:list-item>
      </text:list>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text:soft-page-break/>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text:soft-page-break/>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text:soft-page-break/>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5"><text:s text:c="10"/></text:span><text:span text:style-name="T5">setValidValue$(VOFF$xyz, TRIGGER_PHASE);</text:span></text:p>
      <text:p text:style-name="P11"><text:s text:c="10"/>onReplace$xyz(ov$)</text:p>
      <text:p text:style-name="P9"><text:span text:style-name="T5"><text:s text:c="8"/></text:span><text:span text:style-name="T6">} else { </text:span></text:p>
      <text:p text:style-name="P9"><text:s text:c="10"/>setValidV<text:span text:style-name="T6">alue$(VOFF$xyz, INVAL_PAHSE);</text:span></text:p>
      <text:p text:style-name="P13"><text:span text:style-name="T6"><text:s text:c="10"/>setValidValue$(VOFF$xyz, </text:span>TRIGGER_PHASE);</text:p>
      <text:p text:style-name="P9"><text:s text:c="10"/>if ( ! hasInitialOnReplaceFired$(VOFF$xyz) {</text:p>
      <text:p text:style-name="P9"><text:s text:c="12"/><text:span text:style-name="T6">onReplace$xyz(ov$);</text:span> <text:s text:c="7"/></text:p>
      <text:p text:style-name="P11"><text:s text:c="10"/>}</text:p>
      <text:p text:style-name="P11"><text:s text:c="8"/>}</text:p>
      <text:p text:style-name="P9"><text:span text:style-name="T6"><text:s text:c="6"/>}</text:span></text:p>
      <text:p text:style-name="P11"/>
      <text:p text:style-name="P9"><text:s text:c="6"/>void onReplace$p(T ov$) {</text:p>
      <text:p text:style-name="P9"><text:span text:style-name="T6"><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6">f ( isReadOnly( VOFF$xyz ) {</text:span></text:p>
      <text:p text:style-name="P9"><text:span text:style-name="T6"><text:s text:c="8"/>throw new bindingException(...);</text:span></text:p>
      <text:p text:style-name="P9"><text:span text:style-name="T6"><text:s text:c="6"/>} else {</text:span></text:p>
      <text:p text:style-name="P9"><text:s text:c="8"/>be$xyz(v);</text:p>
      <text:p text:style-name="P9"><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oft-page-break/><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5">call invalidate$abc(phase) for any dependencies within the class;</text:span> </text:p>
      <text:p text:style-name="P9"><text:span text:style-name="T5"><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5"><text:s text:c="13"/></text:span><text:span text:style-name="T6">get$xyz(); // only if there is an on-replace trigger on xyz</text:span></text:p>
      <text:p text:style-name="P11"><text:s text:c="10"/>}</text:p>
      <text:p text:style-name="P9"><text:span text:style-name="T3"><text:tab/> <text:s/></text:span><text:span text:style-name="T6">}</text:span></text:p>
      <text:p text:style-name="P9"><text:span text:style-name="T5"><text:tab/></text:span><text:span text:style-name="T6">}</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soft-page-break/></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5"><text:tab/></text:span><text:span text:style-name="T6">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text:soft-page-break/>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6">}</text:span></text:p>
      <text:p text:style-name="P9"><text:span text:style-name="T3"><text:tab/></text:span><text:span text:style-name="T6">}</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text:soft-page-break/>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text:soft-page-break/>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must be called independent of the valid state. <text:s text:c="3"/>In be$ (above), invalidation sequencing is important for this, the <text:s/><text:span text:style-name="T2">TRIGGER_PHASE</text:span><text:span text:style-name="T10"> can't be set valid before that phase's invalidation call (or it will get smashed), but the </text:span><text:span text:style-name="T2">INV_PHASE</text:span><text:span text:style-name="T10">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soft-page-break/><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soft-page-break/><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soft-page-break/><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text:soft-page-break/>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text:soft-page-break/></text:p>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7">on replace</text:span> oldValue[ firstIndex .. lastIndex ] <text:span text:style-name="T7">=</text:span> newElements <text:span text:style-name="T7">{</text:span> ... <text:span text:style-name="T7">}</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ing only in the generated code, there must be mechanisms to expose them non-bound code – for example, to pass them to functions. <text:s/>SequenceRef will be used to wrap the virtual representation of the bound sequence variable – represented by its instance and varNum. <text:s/>Because this underlying virtual value may change, the update mechanism needs a way to freez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freeze() {</text:p>
      <text:p text:style-name="Code"><text:s text:c="6"/>reified = …; // copy from instance X varNum</text:p>
      <text:p text:style-name="Code"><text:s text:c="3"/>}</text:p>
      <text:p text:style-name="Code"/>
      <text:p text:style-name="Code"><text:s text:c="3"/>int size() {</text:p>
      <text:p text:style-name="Code"><text:soft-page-break/><text:s text:c="6"/>if (reified != null) </text:p>
      <text:p text:style-name="Code"><text:s text:c="9"/>return reified.size();</text:p>
      <text:p text:style-name="Code"><text:s text:c="6"/>else</text:p>
      <text:p text:style-name="Code"><text:s text:c="9"/>return instance.seq$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seq$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seq$notifyDependents(int varNum, int begin, int end, int newLen)</text:p>
      <text:p text:style-name="Code">seq$update(FXObject instance, int varNum, int begin, int end, int newLen)</text:p>
      <text:p text:style-name="Code">seq$invalidate$xyz(int begin, int end, int newLen)</text:p>
      <text:p text:style-name="Code"/>
      <text:p text:style-name="Text_20_body">Usage is exactly like the non-sequence methods.<text:span text:style-name="T8"> <text:s/>These could be overloaded methods, but for clarity </text:span><text:span text:style-name="T8">are uniquely prefixed. </text:span><text:s/>The seq$notifyDependents method is used on the invalidating side to notify other class instances that a sequence has changed. <text:s/>The other two are used on the invalidated side. <text:s text:c="2"/>The seq$update method is used to <text:span text:style-name="T8">inverse multiplex these notification to the variable-specific seq$invalidate$xyz methods. <text:s/>As is the case with non-sequences, inter-class update (seq$notifyDependents and seq$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1320559" text:style-name="L2">
        <text:list-item>
          <text:p text:style-name="P20">varNum indicates the sequence variable that has changed</text:p>
        </text:list-item>
        <text:list-item>
          <text:p text:style-name="P20">begin is the beginning index of the changed slice</text:p>
        </text:list-item>
        <text:list-item>
          <text:p text:style-name="P20">end is the end index of the changed slice</text:p>
        </text:list-item>
        <text:list-item>
          <text:p text:style-name="P20">newLen is the length of the sequence that replaces the slice [begin..end]</text:p>
        </text:list-item>
      </text:list>
      <text:h text:style-name="P26"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seq$get$xyz(int pos)</text:p>
      <text:p text:style-name="P14">int seq$size$xyz()</text:p>
      <text:p text:style-name="P14"/>
      <text:p text:style-name="P7"><text:soft-page-break/>Additionally, like the other methods which switch to the variable specific method based on the varNum, These match the needs of SequenceRef in particular:</text:p>
      <text:p text:style-name="P14"/>
      <text:p text:style-name="P14">Object seq$get(int varNum, int pos)</text:p>
      <text:p text:style-name="P14">int seq$size(int varNum)</text:p>
      <text:h text:style-name="P26" text:outline-level="2">Non-Bound Sequences</text:h>
      <text:p text:style-name="P7">For the variable declaration:</text:p>
      <text:p text:style-name="P14">var b : Foo[];</text:p>
      <text:p text:style-name="P14"/>
      <text:p text:style-name="P7">A sketch of the generated code follows:</text:p>
      <text:p text:style-name="P14"/>
      <text:p text:style-name="P14">SequenceVar&lt;Foo&gt; $b = new SequenceVar&lt;Foo&gt;();</text:p>
      <text:p text:style-name="P14"/>
      <text:p text:style-name="P14">Foo seq$get$b(int pos) {</text:p>
      <text:p text:style-name="P14"><text:s text:c="3"/>return $b.get(pos);</text:p>
      <text:p text:style-name="P14">}</text:p>
      <text:p text:style-name="P14"/>
      <text:p text:style-name="P14">int seq$size$b() {</text:p>
      <text:p text:style-name="P14"><text:s text:c="3"/>return $b.size();</text:p>
      <text:p text:style-name="P14">}</text:p>
      <text:p text:style-name="P14"/>
      <text:p text:style-name="P14">Sequence&lt;Foo&gt; get$b() {</text:p>
      <text:p text:style-name="P14"><text:s text:c="3"/>return $b;</text:p>
      <text:p text:style-name="P14">}</text:p>
      <text:p text:style-name="P14"/>
      <text:p text:style-name="P14">Sequence&lt;Foo&gt; be$b(Sequence&lt;Foo&gt; seq) {</text:p>
      <text:p text:style-name="P14"><text:s text:c="3"/>return $b.set(seq);</text:p>
      <text:p text:style-name="P14">}</text:p>
      <text:p text:style-name="P14"/>
      <text:p text:style-name="P14">Sequence&lt;Foo&gt; set$b(Sequence&lt;Foo&gt; seq) {</text:p>
      <text:p text:style-name="P14"><text:s text:c="3"/>return be$b(seq);</text:p>
      <text:p text:style-name="P14">}</text:p>
      <text:p text:style-name="P14"/>
      <text:p text:style-name="P7">This is technically sufficient since all actions on a sequence are supported. <text:s/>Mutative actions can be represented as slice replacement:</text:p>
      <text:p text:style-name="P14">insert blah into b;</text:p>
      <text:p text:style-name="P14"/>
      <text:p text:style-name="P7">Could become:</text:p>
      <text:p text:style-name="P14">get$b().replace(seq$size$b(), seq$size$b() -1, Sequences.singleton(blah));</text:p>
      <text:p text:style-name="P14"/>
      <text:p text:style-name="P7">But this is clearly awkward and inefficient and would best be supported by providing higher-level support in SequenceVar.</text:p>
      <text:h text:style-name="P26" text:outline-level="2"/>
      <text:h text:style-name="P27" text:outline-level="2">Bound Sequences</text:h>
      <text:p text:style-name="Text_20_body">Bound sequence support builds on the above. <text:s/>Let's start simple:</text:p>
      <text:h text:style-name="Heading_20_3" text:outline-level="3">Bound Range Sequence</text:h>
      <text:p text:style-name="Code"/>
      <text:p text:style-name="Code">def range = bind [rb .. re]</text:p>
      <text:p text:style-name="Text_20_body"/>
      <text:p text:style-name="Text_20_body">The range begin and end are factored out (like what is done for dependents of bound non-sequences):</text:p>
      <text:p text:style-name="Code">int $rb;</text:p>
      <text:p text:style-name="Code">int $re;</text:p>
      <text:p text:style-name="Code"/>
      <text:p text:style-name="Text_20_body">With bound accessor methods for $rb and $re generated in the normal way. <text:s/>Note there is no field representing the sequence itself. </text:p>
      <text:p text:style-name="Text_20_body">The sequence accessors are simply computed:</text:p>
      <text:p text:style-name="P14">int seq$get$range(int pos) {</text:p>
      <text:p text:style-name="P14"><text:s text:c="3"/>return (pos &gt; 0 &amp;&amp; pos &lt; ($re-$rb))? pos + $rb : null;</text:p>
      <text:p text:style-name="P14">}</text:p>
      <text:p text:style-name="P14"/>
      <text:p text:style-name="P14">int seq$size$range() {</text:p>
      <text:p text:style-name="P14"><text:s text:c="3"/>return max(0, $re-$rb);</text:p>
      <text:p text:style-name="P14">}</text:p>
      <text:p text:style-name="P14"/>
      <text:p text:style-name="P7">The set$range method, like all unidirectionally bound variables simply throws a BindingException. The be$range method is unneeded, and get$range method is:</text:p>
      <text:p text:style-name="P14">Sequence&lt;Integer&gt; get$range() {</text:p>
      <text:p text:style-name="P14"><text:s text:c="3"/>return new SequenceRef(this, VOFF$range);</text:p>
      <text:p text:style-name="P14">}</text:p>
      <text:p text:style-name="P14"/>
      <text:p text:style-name="P7">This code is the same in all cases, and will not be repeated. <text:s/>Caching this is an optimization knob that can be tweaked. <text:s/></text:p>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14">void invalidate$rb() {</text:p>
      <text:p text:style-name="P14"><text:s text:c="3"/>int before = $rb;</text:p>
      <text:p text:style-name="P14"><text:s text:c="3"/>int after = get$rb();</text:p>
      <text:p text:style-name="P14"><text:s text:c="3"/>if (after &gt; before) {</text:p>
      <text:p text:style-name="P14"><text:s text:c="6"/>seq$invalidate$range(0, min(after, $re) - before, 0);</text:p>
      <text:p text:style-name="P14"><text:s text:c="3"/>} else if (after &lt; before) {</text:p>
      <text:p text:style-name="P14"><text:s text:c="6"/>seq$invalidate$range(0, -1, before-after);</text:p>
      <text:p text:style-name="P14"><text:s text:c="3"/>}</text:p>
      <text:p text:style-name="P14">}</text:p>
      <text:p text:style-name="P14"><text:soft-page-break/><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seq$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eq$size$explicit() {</text:p>
      <text:p text:style-name="P14"><text:s text:c="3"/>return 3;</text:p>
      <text:p text:style-name="P14">}</text:p>
      <text:p text:style-name="P14"/>
      <text:p text:style-name="P14">void invalidate$x() {</text:p>
      <text:p text:style-name="P14"><text:s text:c="3"/>seq$invalidate$explicit(0, 0, 1);</text:p>
      <text:p text:style-name="P14">}</text:p>
      <text:p text:style-name="P14"/>
      <text:p text:style-name="P14">void invalidate$y() {</text:p>
      <text:p text:style-name="P14"><text:s text:c="3"/>seq$invalidate$explicit(1, 1, 1);</text:p>
      <text:p text:style-name="P14">}</text:p>
      <text:p text:style-name="P14"/>
      <text:p text:style-name="P14">void invalidate$z() {</text:p>
      <text:p text:style-name="P14"><text:s text:c="3"/>seq$invalidate$explicit(2, 2, 1);</text:p>
      <text:p text:style-name="P14">}</text:p>
      <text:p text:style-name="Text_20_body"/>
      <text:h text:style-name="Heading_20_3" text:outline-level="3"/>
      <text:h text:style-name="P29"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seq$get$bess(int pos) {</text:p>
      <text:p text:style-name="P14"><text:s text:c="3"/>int start = 0;</text:p>
      <text:p text:style-name="P14"><text:s text:c="3"/>int next = seq$size$s1();</text:p>
      <text:p text:style-name="P14"><text:s text:c="3"/>if (pos &lt; next) {</text:p>
      <text:p text:style-name="P14"><text:s text:c="6"/>return seq$get$s1(pos – start);</text:p>
      <text:p text:style-name="P14"><text:s text:c="3"/>}</text:p>
      <text:p text:style-name="P14"><text:s text:c="3"/>start = next;</text:p>
      <text:p text:style-name="P14"><text:s text:c="3"/>next += seq$size$s2();</text:p>
      <text:p text:style-name="P14"><text:s text:c="3"/>if (pos &lt; next) {</text:p>
      <text:p text:style-name="P14"><text:s text:c="6"/>return seq$get$s2(pos – start);</text:p>
      <text:p text:style-name="P14"><text:s text:c="3"/>}</text:p>
      <text:p text:style-name="P14"><text:s text:c="3"/>start = next;</text:p>
      <text:p text:style-name="P14"><text:s text:c="3"/>next += seq$size$s3();</text:p>
      <text:p text:style-name="P14"><text:s text:c="3"/>if (pos &lt; next) {</text:p>
      <text:p text:style-name="P14"><text:s text:c="6"/>return seq$get$s3(pos – start);</text:p>
      <text:p text:style-name="P14"><text:s text:c="3"/>}</text:p>
      <text:p text:style-name="P14"><text:s text:c="3"/>return null;</text:p>
      <text:p text:style-name="P14">}</text:p>
      <text:p text:style-name="P14"/>
      <text:p text:style-name="P14">int seq$size$bess() {</text:p>
      <text:p text:style-name="P14"><text:s text:c="3"/>return seq$size$s1() + seq$size$s2() + seq$size$s3();</text:p>
      <text:p text:style-name="P14">}</text:p>
      <text:p text:style-name="P14"/>
      <text:p text:style-name="P14">void seq$invalidate$s1(int begin, int end, int newLen) {</text:p>
      <text:p text:style-name="P14"><text:s text:c="3"/>int start = 0;</text:p>
      <text:p text:style-name="P14"><text:s text:c="3"/>seq$invalidate$bess(start+begin, start+end, newLen);</text:p>
      <text:p text:style-name="P14">}</text:p>
      <text:p text:style-name="P14"/>
      <text:p text:style-name="P14">void seq$invalidate$s2(int begin, int end, int newLen) {</text:p>
      <text:p text:style-name="P14"><text:s text:c="3"/>int start = seq$size$s1();</text:p>
      <text:p text:style-name="P14"><text:s text:c="3"/>seq$invalidate$bess(start+begin, start+end, newLen);</text:p>
      <text:p text:style-name="P14">}</text:p>
      <text:p text:style-name="P14"/>
      <text:p text:style-name="P14">void seq$invalidate$s3(int begin, int end, int newLen) {</text:p>
      <text:p text:style-name="P14"><text:s text:c="3"/>int start = seq$size$s1() + seq$size$s2();</text:p>
      <text:p text:style-name="P14"><text:s text:c="3"/>seq$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seq$get$blice(int pos) {</text:p>
      <text:p text:style-name="P14"><text:s text:c="3"/>if (pos &lt; 0 || pos &gt; ($lb - $le)) {</text:p>
      <text:p text:style-name="P14"><text:s text:c="6"/>return null;</text:p>
      <text:p text:style-name="P14"><text:s text:c="3"/>}</text:p>
      <text:p text:style-name="P14"><text:s text:c="3"/>return seq$get$q($lb + pos);</text:p>
      <text:p text:style-name="P14">}</text:p>
      <text:p text:style-name="P14"/>
      <text:p text:style-name="P14">int seq$size$blice() {</text:p>
      <text:p text:style-name="P14"><text:s text:c="3"/>return max(0, min($le, seq$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seq$invalidate$q(int begin, int end, int newLen) {</text:p>
      <text:p text:style-name="P14"><text:s text:c="3"/>seq$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seq$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seq$invalidate$w(<text:span text:style-name="T8">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seq$get$sbf(int pos) {</text:p>
      <text:p text:style-name="P14"><text:s text:c="3"/>if (pos &lt; 0 || pos &gt;= seq$size$sbf()) {</text:p>
      <text:p text:style-name="P14"><text:s text:c="6"/>return 0;</text:p>
      <text:p text:style-name="P14"><text:s text:c="3"/>}</text:p>
      <text:p text:style-name="P14"><text:s text:c="3"/>return seq$get$sst(pos) * 2;;</text:p>
      <text:p text:style-name="P14">}</text:p>
      <text:p text:style-name="P14"/>
      <text:p text:style-name="P14">int seq$size$sbf() {</text:p>
      <text:p text:style-name="P14"><text:s text:c="3"/>return seq$size$sst();</text:p>
      <text:p text:style-name="P14">}</text:p>
      <text:p text:style-name="Code"/>
      <text:p text:style-name="Code">void seq$invalidate$sst(<text:span text:style-name="T8">int begin, int end, int newLen) {</text:span></text:p>
      <text:p text:style-name="P14"><text:s text:c="3"/>seq$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seq$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seq$invalidate$st(<text:span text:style-name="T8">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seq$get$st(i));</text:p>
      <text:p text:style-name="P14"><text:s text:c="6"/>se.set$indexof(idx);</text:p>
      <text:p text:style-name="P14"><text:s text:c="6"/>idx += se.seq$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8"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seq$get$select(int pos) {</text:p>
      <text:p text:style-name="P14"><text:s text:c="3"/>seq$sync$select();</text:p>
      <text:p text:style-name="P14"><text:s text:c="3"/>return $bb.seq$get$sq(pos);</text:p>
      <text:p text:style-name="P14">}</text:p>
      <text:p text:style-name="P14"/>
      <text:p text:style-name="P14">int seq$size$select(int pos) {</text:p>
      <text:p text:style-name="P14"><text:s text:c="3"/>seq$sync$select();</text:p>
      <text:p text:style-name="P14"><text:s text:c="3"/>return $bb.seq$size$sq();</text:p>
      <text:p text:style-name="P14">}</text:p>
      <text:p text:style-name="P14"/>
      <text:p text:style-name="P14">void seq$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seq$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seq$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7">on replace</text:span> oldValue[ firstIndex .. lastIndex ] <text:span text:style-name="T7">=</text:span> newElements <text:span text:style-name="T7">{</text:span> ... <text:span text:style-name="T7">}</text:span></text:p>
      <text:p text:style-name="Code"/>
      <text:p text:style-name="Text_20_body">The <text:span text:style-name="T9">firstIndex</text:span> and <text:span text:style-name="T9">lastIndex</text:span> can be computed from invalidation indices (optionally narrowed by comparison with the old values) the <text:span text:style-name="T9">newElements</text:span> is trivially computed from the indices. But the <text:span text:style-name="T9">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9">firstIndex</text:span> and <text:span text:style-name="T9">lastIndex</text:span>. There are several possible approaches for sequence variables whose on-replace actually uses the <text:span text:style-name="T9">oldValue</text:span> :</text:p>
      <text:list xml:id="list31303626" text:style-name="L3">
        <text:list-item>
          <text:p text:style-name="P21">Simply cache whole value of the sequence on exit from the on-replace</text:p>
        </text:list-item>
        <text:list-item>
          <text:p text:style-name="P21">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9">oldValue</text:span>.</text:p>
        </text:list-item>
        <text:list-item>
          <text:p text:style-name="P21">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1308230" text:style-name="L4">
        <text:list-item>
          <text:p text:style-name="P22">Create and send the <text:span text:style-name="T9">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6T12:12:22.05</dc:date>
    <meta:editing-cycles>67</meta:editing-cycles>
    <meta:editing-duration>PT294H52M33S</meta:editing-duration>
    <meta:document-statistic meta:table-count="0" meta:image-count="0" meta:object-count="2" meta:page-count="24" meta:paragraph-count="721" meta:word-count="5849" meta:character-count="394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